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Проект, кодовое название TAS-S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Реалистичный сюжетный шутер-песочница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Основные режимы игры</text:p>
          </draw:text-box>
        </draw:frame>
        <draw:frame presentation:style-name="pr4" draw:text-style-name="P5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1">Сюжетная игра, песочница, TAS-S. Последний является командным режимом с определёнными миссиями для выполнения, с ботами или по сети. В сюжетном режиме главный герой является участником войны, он должен выполнять данные ему задачи и справляться с непредвиденными обстоятельствам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Идея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<text:span text:style-name="T1">Эта игра будет иметь обширные возможности. Симуляция газов, продвинутая физика и прочее. Возможности песочницы будут доступны не только в соответствующем режиме игры, но и в сюжете, TAS-S. Пример: если по мере прохождения игры, игрок увидит какой-нибудь фен, он сможет подобрать его, и включить внутрь зажигалку, чтобы фен работал как огнемёт. В игре будет очень много мелких деталей с которыми можно взаимодействовать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Детали</text:p>
          </draw:text-box>
        </draw:frame>
        <draw:frame presentation:style-name="pr4" draw:text-style-name="P5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5"><text:span text:style-name="T1">В игре точно будет: система повреждений игрока, игрок может лишиться конечностей; детальное взаимодействие с окружающим миром; возможность взять любой предмет; обширная система модов оружия; инвентарь; неограниченные возможности моддинга и прочее.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номер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5T16:02:19.667000000</meta:creation-date>
    <meta:editing-duration>PT11M41S</meta:editing-duration>
    <meta:editing-cycles>3</meta:editing-cycles>
    <meta:generator>LibreOffice/7.0.0.3$Windows_X86_64 LibreOffice_project/8061b3e9204bef6b321a21033174034a5e2ea88e</meta:generator>
    <dc:title>DNA</dc:title>
    <dc:date>2020-08-15T16:25:21.202000000</dc:date>
    <meta:document-statistic meta:object-count="118"/>
  </office:meta>
</office:document-meta>
</file>